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b18a" officeooo:paragraph-rsid="0012b18a"/>
    </style:style>
    <style:style style:name="T1" style:family="text">
      <style:text-properties officeooo:rsid="00133eeb"/>
    </style:style>
    <style:style style:name="T2" style:family="text">
      <style:text-properties officeooo:rsid="00135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pan text:style-name="T2">11</text:span>. Repaso de Vista Controlador.</text:p>
      <text:p text:style-name="P1"/>
      <text:p text:style-name="P1">Vamos a transformar el ejercicio <text:span text:style-name="T1">9</text:span> de repaso que ya hicimos, separando la vista del controlador, cumpliendo las siguientes normas.</text:p>
      <text:p text:style-name="P1"/>
      <text:p text:style-name="P1">1.- Separar todo lo que contiene html en vistas e incluirlas donde sea necesario.</text:p>
      <text:p text:style-name="P1"/>
      <text:p text:style-name="P1">2.- Unir todas las funciones en un solo archivo a modo de librería que se incluirá en nuestro controlador.</text:p>
      <text:p text:style-name="P1"/>
      <text:p text:style-name="P1">3.- Modificar la logica del programa para que solo exista un archivo php (controlador) </text:p>
      <text:p text:style-name="P1">donde se cargarán las vistas cuando sean necesarias y las funcion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5:40:03.348000000</meta:creation-date>
    <dc:date>2020-10-13T16:47:10.141000000</dc:date>
    <meta:editing-duration>PT2M49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6" meta:word-count="84" meta:character-count="514" meta:non-whitespace-character-count="435"/>
  </office:meta>
</office:document-meta>
</file>